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size="14pt" fo:font-weight="bold" officeooo:rsid="0001423b" officeooo:paragraph-rsid="0001423b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fo:font-size="11pt" fo:font-weight="bold" officeooo:rsid="0001423b" officeooo:paragraph-rsid="0001423b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byssinica SIL" fo:font-size="10pt" style:font-size-asian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byssinica SI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byssinica SIL" officeooo:paragraph-rsid="0001423b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byssinica SIL" fo:letter-spacing="normal" fo:font-style="normal" fo:font-weight="normal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byssinica SIL" officeooo:rsid="0001423b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byssinica SIL" fo:font-size="14pt" fo:font-weight="bold" officeooo:rsid="0001423b" officeooo:paragraph-rsid="0001423b" style:font-size-asian="14pt" style:font-weight-asian="bold" style:font-size-complex="14pt" style:font-weight-complex="bold"/>
    </style:style>
    <style:style style:name="T1" style:family="text">
      <style:text-properties fo:color="#8dcbe2" style:font-name="Monospace" fo:font-size="10pt" style:font-size-asian="10pt"/>
    </style:style>
    <style:style style:name="T2" style:family="text">
      <style:text-properties fo:color="#8dcbe2" style:font-name="Monospace" fo:font-size="10pt" officeooo:rsid="0001423b" style:font-size-asian="10pt"/>
    </style:style>
    <style:style style:name="T3" style:family="text">
      <style:text-properties fo:color="#d8d8d8" style:font-name="Monospace" fo:font-size="10pt" style:font-size-asian="10pt"/>
    </style:style>
    <style:style style:name="T4" style:family="text">
      <style:text-properties fo:color="#d25252" style:font-name="Monospace" fo:font-size="10pt" style:font-size-asian="10pt"/>
    </style:style>
    <style:style style:name="T5" style:family="text">
      <style:text-properties fo:color="#bed6ff" style:font-name="Monospace" fo:font-size="10pt" style:font-size-asian="10pt"/>
    </style:style>
    <style:style style:name="T6" style:family="text">
      <style:text-properties fo:color="#bed6ff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79abff" style:font-name="Monospace" fo:font-size="10pt" style:font-size-asian="10pt"/>
    </style:style>
    <style:style style:name="T8" style:family="text">
      <style:text-properties fo:color="#ffffff" style:font-name="Monospace" fo:font-size="10pt" style:font-size-asian="10pt"/>
    </style:style>
    <style:style style:name="T9" style:family="text">
      <style:text-properties fo:color="#efc090" style:font-name="Monospace" fo:font-size="10pt" style:font-size-asian="10pt"/>
    </style:style>
    <style:style style:name="T10" style:family="text">
      <style:text-properties fo:color="#7fb347" style:font-name="Monospace" fo:font-size="10pt" style:font-size-asian="10pt"/>
    </style:style>
    <style:style style:name="T11" style:family="text">
      <style:text-properties fo:color="#ffc600" style:font-name="Monospace" fo:font-size="10pt" style:font-size-asian="10pt"/>
    </style:style>
    <style:style style:name="T12" style:family="text">
      <style:text-properties fo:font-variant="normal" fo:text-transform="none" fo:color="#8dcbe2" style:font-name="Monospace" fo:font-size="10pt" fo:letter-spacing="normal" fo:font-style="normal" fo:font-weight="normal" style:font-size-asian="10pt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style:font-name="Monospace" fo:font-size="10pt" officeooo:rsid="0001423b" style:font-size-asian="10pt"/>
    </style:style>
    <style:style style:name="T15" style:family="text">
      <style:text-properties style:font-name="Monospace" fo:font-size="10pt" style:font-size-asian="10pt"/>
    </style:style>
    <style:style style:name="T16" style:family="text">
      <style:text-properties style:font-name="Monospace" fo:font-size="10pt" style:font-size-asian="10pt"/>
    </style:style>
    <style:style style:name="T17" style:family="text">
      <style:text-properties style:font-name="Monospace" fo:font-size="10pt" style:font-size-asian="10pt"/>
    </style:style>
    <style:style style:name="T18" style:family="text">
      <style:text-properties style:font-name="Monospace" fo:font-size="10pt" style:font-size-asian="10pt"/>
    </style:style>
    <style:style style:name="T19" style:family="text">
      <style:text-properties style:font-name="Monospace" fo:font-size="10pt" style:font-size-asian="10pt"/>
    </style:style>
    <style:style style:name="T20" style:family="text">
      <style:text-properties style:font-name="Monospace" fo:font-size="10pt" style:font-size-asian="10pt"/>
    </style:style>
    <style:style style:name="T21" style:family="text">
      <style:text-properties style:font-name="Monospace" fo:font-size="10pt" style:font-size-asian="10pt"/>
    </style:style>
    <style:style style:name="T22" style:family="text">
      <style:text-properties style:font-name="Monospace" fo:font-size="10pt" style:font-size-asian="10pt"/>
    </style:style>
    <style:style style:name="T23" style:family="text">
      <style:text-properties style:font-name="Monospace" fo:font-size="10pt" style:font-size-asian="10pt"/>
    </style:style>
    <style:style style:name="T24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25" style:family="text">
      <style:text-properties style:font-name="Monospace"/>
    </style:style>
    <style:style style:name="T26" style:family="text">
      <style:text-properties fo:font-size="10pt" officeooo:rsid="0001423b" style:font-size-asian="10pt"/>
    </style:style>
    <style:style style:name="T27" style:family="text">
      <style:text-properties fo:font-size="10pt" style:font-size-asian="10pt"/>
    </style:style>
    <style:style style:name="T28" style:family="text">
      <style:text-properties fo:font-size="10pt" style:font-size-asian="10pt"/>
    </style:style>
    <style:style style:name="T29" style:family="text">
      <style:text-properties fo:font-size="10pt" style:font-size-asian="10pt"/>
    </style:style>
    <style:style style:name="T30" style:family="text">
      <style:text-properties fo:font-size="10pt" style:font-size-asian="10pt"/>
    </style:style>
    <style:style style:name="T31" style:family="text">
      <style:text-properties fo:font-size="10pt" style:font-size-asian="10pt"/>
    </style:style>
    <style:style style:name="T32" style:family="text">
      <style:text-properties fo:font-size="10pt" style:font-size-asian="10pt"/>
    </style:style>
    <style:style style:name="T33" style:family="text">
      <style:text-properties fo:font-size="10pt" style:font-size-asian="10pt"/>
    </style:style>
    <style:style style:name="T34" style:family="text">
      <style:text-properties fo:font-size="10pt" style:font-size-asian="10pt"/>
    </style:style>
    <style:style style:name="T35" style:family="text">
      <style:text-properties fo:font-size="10pt" style:font-size-asian="10pt"/>
    </style:style>
    <style:style style:name="T36" style:family="text">
      <style:text-properties fo:font-size="10pt" style:text-underline-style="solid" style:text-underline-width="auto" style:text-underline-color="font-color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/></text:p>
      <text:p text:style-name="P9"><text:span text:style-name="T26">1&gt; </text:span><text:span text:style-name="T13">Jack and Jill Leisure Activity</text:span></text:p>
      <text:p text:style-name="P11">Jack and Jill were getting bored, so they decided to play a game. In this game there </text:p>
      <text:p text:style-name="P11">are 10 cards. Each card has a message written on it. Jack asks Jill to choose one card from 1 to 10. Then, Jack reveals the message written on the card that was selected by Jill. Make a program to implement the game that is played by them.</text:p>
      <text:p text:style-name="P11">Message on every choice should be different. Implement it using switch case construct</text:p>
      <text:p text:style-name="P12"><text:span text:style-name="T27"/></text:p>
      <text:p text:style-name="P13">Input code:</text:p>
      <text:p text:style-name="P8"><text:span text:style-name="T27"/></text:p>
      <text:p text:style-name="P8"><text:span text:style-name="T27">package</text:span><text:span text:style-name="T27"> module01;</text:span></text:p>
      <text:p text:style-name="P7"/>
      <text:p text:style-name="P8"><text:span text:style-name="T27">import</text:span><text:span text:style-name="T27"> java.util.*;</text:span></text:p>
      <text:p text:style-name="P7"/>
      <text:p text:style-name="P8"><text:span text:style-name="T27">public</text:span><text:span text:style-name="T27"> </text:span><text:span text:style-name="T27">class</text:span><text:span text:style-name="T27"> </text:span><text:span text:style-name="T27">hello</text:span><text:span text:style-name="T27"> {</text:span></text:p>
      <text:p text:style-name="P7"/>
      <text:p text:style-name="P8"><text:span text:style-name="T27"><text:tab/></text:span><text:span text:style-name="T27">public</text:span><text:span text:style-name="T27"> </text:span><text:span text:style-name="T27">static</text:span><text:span text:style-name="T27"> </text:span><text:span text:style-name="T27">void</text:span><text:span text:style-name="T27"> </text:span><text:span text:style-name="T27">main</text:span><text:span text:style-name="T27">(</text:span><text:span text:style-name="T27">String</text:span><text:span text:style-name="T27">[] </text:span><text:span text:style-name="T27">args</text:span><text:span text:style-name="T27">) {</text:span></text:p>
      <text:p text:style-name="P8"><text:span text:style-name="T27"><text:tab/><text:tab/></text:span><text:span text:style-name="T27">int</text:span><text:span text:style-name="T27"> </text:span><text:span text:style-name="T27">jill</text:span><text:span text:style-name="T27">;</text:span></text:p>
      <text:p text:style-name="P8"><text:span text:style-name="T27"><text:tab/><text:tab/></text:span><text:span text:style-name="T27">Scanner</text:span><text:span text:style-name="T27"> </text:span><text:span text:style-name="T36">sc</text:span><text:span text:style-name="T27">= </text:span><text:span text:style-name="T27">new</text:span><text:span text:style-name="T27"> </text:span><text:span text:style-name="T27">Scanner</text:span><text:span text:style-name="T27">(</text:span><text:span text:style-name="T27">System</text:span><text:span text:style-name="T27">.</text:span><text:span text:style-name="T27">in</text:span><text:span text:style-name="T27">);</text:span></text:p>
      <text:p text:style-name="P8"><text:span text:style-name="T27"><text:tab/><text:tab/></text:span><text:span text:style-name="T27">jill</text:span><text:span text:style-name="T27">= </text:span><text:span text:style-name="T27">sc</text:span><text:span text:style-name="T27">.</text:span><text:span text:style-name="T27">nextInt</text:span><text:span text:style-name="T27">();</text:span></text:p>
      <text:p text:style-name="P8"><text:span text:style-name="T27"><text:tab/><text:tab/></text:span></text:p>
      <text:p text:style-name="P8"><text:span text:style-name="T27"><text:tab/><text:tab/></text:span><text:span text:style-name="T27">switch</text:span><text:span text:style-name="T27">(</text:span><text:span text:style-name="T27">jill</text:span><text:span text:style-name="T27">)</text:span></text:p>
      <text:p text:style-name="P8"><text:span text:style-name="T27"><text:tab/><text:tab/>{</text:span></text:p>
      <text:p text:style-name="P8"><text:span text:style-name="T27"><text:tab/><text:tab/></text:span><text:span text:style-name="T27">case</text:span><text:span text:style-name="T27"> </text:span><text:span text:style-name="T27">1</text:span><text:span text:style-name="T27">:</text:span></text:p>
      <text:p text:style-name="P8"><text:span text:style-name="T27"><text:tab/><text:tab/><text:tab/></text:span><text:span text:style-name="T27">System</text:span><text:span text:style-name="T27">.</text:span><text:span text:style-name="T27">out</text:span><text:span text:style-name="T27">.</text:span><text:span text:style-name="T27">println</text:span><text:span text:style-name="T27">(</text:span><text:span text:style-name="T27">"hello "</text:span><text:span text:style-name="T27">);</text:span></text:p>
      <text:p text:style-name="P8"><text:span text:style-name="T27"><text:tab/><text:tab/><text:tab/></text:span><text:span text:style-name="T27">break</text:span><text:span text:style-name="T27">;</text:span></text:p>
      <text:p text:style-name="P8"><text:span text:style-name="T27"><text:tab/><text:tab/></text:span><text:span text:style-name="T27">case</text:span><text:span text:style-name="T27"> </text:span><text:span text:style-name="T27">2</text:span><text:span text:style-name="T27">:</text:span></text:p>
      <text:p text:style-name="P8"><text:span text:style-name="T27"><text:tab/><text:tab/><text:tab/></text:span><text:span text:style-name="T27">System</text:span><text:span text:style-name="T27">.</text:span><text:span text:style-name="T27">out</text:span><text:span text:style-name="T27">.</text:span><text:span text:style-name="T27">println</text:span><text:span text:style-name="T27">(</text:span><text:span text:style-name="T27">"hii there"</text:span><text:span text:style-name="T27">);</text:span></text:p>
      <text:p text:style-name="P8"><text:span text:style-name="T27"><text:tab/><text:tab/><text:tab/></text:span><text:span text:style-name="T27">break</text:span><text:span text:style-name="T27">;</text:span></text:p>
      <text:p text:style-name="P8"><text:span text:style-name="T27"><text:tab/><text:tab/></text:span><text:span text:style-name="T27">case</text:span><text:span text:style-name="T27"> </text:span><text:span text:style-name="T27">3</text:span><text:span text:style-name="T27">:</text:span></text:p>
      <text:p text:style-name="P8"><text:span text:style-name="T27"><text:tab/><text:tab/><text:tab/></text:span><text:span text:style-name="T27">System</text:span><text:span text:style-name="T27">.</text:span><text:span text:style-name="T27">out</text:span><text:span text:style-name="T27">.</text:span><text:span text:style-name="T27">println</text:span><text:span text:style-name="T27">(</text:span><text:span text:style-name="T27">"whats up?"</text:span><text:span text:style-name="T27">);</text:span></text:p>
      <text:p text:style-name="P8"><text:span text:style-name="T27"><text:tab/><text:tab/><text:tab/></text:span><text:span text:style-name="T27">break</text:span><text:span text:style-name="T27">;</text:span></text:p>
      <text:p text:style-name="P8"><text:span text:style-name="T27"><text:tab/><text:tab/></text:span><text:span text:style-name="T27">case</text:span><text:span text:style-name="T27"> </text:span><text:span text:style-name="T27">4</text:span><text:span text:style-name="T27">:</text:span></text:p>
      <text:p text:style-name="P8"><text:span text:style-name="T27"><text:tab/><text:tab/><text:tab/></text:span><text:span text:style-name="T27">System</text:span><text:span text:style-name="T27">.</text:span><text:span text:style-name="T27">out</text:span><text:span text:style-name="T27">.</text:span><text:span text:style-name="T27">println</text:span><text:span text:style-name="T27">(</text:span><text:span text:style-name="T27">"welcome to edureka"</text:span><text:span text:style-name="T27">);</text:span></text:p>
      <text:p text:style-name="P8"><text:span text:style-name="T27"><text:tab/><text:tab/><text:tab/></text:span><text:span text:style-name="T27">break</text:span><text:span text:style-name="T27">;</text:span></text:p>
      <text:p text:style-name="P8"><text:span text:style-name="T27"><text:tab/><text:tab/></text:span><text:span text:style-name="T27">case</text:span><text:span text:style-name="T27"> </text:span><text:span text:style-name="T27">5</text:span><text:span text:style-name="T27">:</text:span></text:p>
      <text:p text:style-name="P8"><text:span text:style-name="T27"><text:tab/><text:tab/><text:tab/></text:span><text:span text:style-name="T27">System</text:span><text:span text:style-name="T27">.</text:span><text:span text:style-name="T27">out</text:span><text:span text:style-name="T27">.</text:span><text:span text:style-name="T27">println</text:span><text:span text:style-name="T27">(</text:span><text:span text:style-name="T27">"its five!!!"</text:span><text:span text:style-name="T27">);</text:span></text:p>
      <text:p text:style-name="P8"><text:span text:style-name="T27"><text:tab/><text:tab/><text:tab/></text:span><text:span text:style-name="T27">break</text:span><text:span text:style-name="T27">;</text:span></text:p>
      <text:p text:style-name="P8"><text:span text:style-name="T27"><text:tab/><text:tab/></text:span><text:span text:style-name="T27">case</text:span><text:span text:style-name="T27"> </text:span><text:span text:style-name="T27">6</text:span><text:span text:style-name="T27">:</text:span></text:p>
      <text:p text:style-name="P8"><text:span text:style-name="T27"><text:tab/><text:tab/><text:tab/></text:span><text:span text:style-name="T27">System</text:span><text:span text:style-name="T27">.</text:span><text:span text:style-name="T27">out</text:span><text:span text:style-name="T27">.</text:span><text:span text:style-name="T27">println</text:span><text:span text:style-name="T27">(</text:span><text:span text:style-name="T27">"surprise!!!!!"</text:span><text:span text:style-name="T27">);</text:span></text:p>
      <text:p text:style-name="P8"><text:span text:style-name="T27"><text:tab/><text:tab/><text:tab/></text:span><text:span text:style-name="T27">break</text:span><text:span text:style-name="T27">;</text:span></text:p>
      <text:p text:style-name="P8"><text:span text:style-name="T27"><text:tab/><text:tab/></text:span><text:span text:style-name="T27">case</text:span><text:span text:style-name="T27"> </text:span><text:span text:style-name="T27">7</text:span><text:span text:style-name="T27">:</text:span></text:p>
      <text:p text:style-name="P8"><text:span text:style-name="T27"><text:tab/><text:tab/><text:tab/></text:span><text:span text:style-name="T27">System</text:span><text:span text:style-name="T27">.</text:span><text:span text:style-name="T27">out</text:span><text:span text:style-name="T27">.</text:span><text:span text:style-name="T27">println</text:span><text:span text:style-name="T27">(</text:span><text:span text:style-name="T27">"Amazing!!!"</text:span><text:span text:style-name="T27">);</text:span></text:p>
      <text:p text:style-name="P8"><text:span text:style-name="T27"><text:tab/><text:tab/><text:tab/></text:span><text:span text:style-name="T27">break</text:span><text:span text:style-name="T27">;</text:span></text:p>
      <text:p text:style-name="P8"><text:span text:style-name="T27"><text:tab/><text:tab/></text:span><text:span text:style-name="T27">case</text:span><text:span text:style-name="T27"> </text:span><text:span text:style-name="T27">8</text:span><text:span text:style-name="T27">:</text:span></text:p>
      <text:p text:style-name="P8"><text:span text:style-name="T27"><text:tab/><text:tab/><text:tab/></text:span><text:span text:style-name="T27">System</text:span><text:span text:style-name="T27">.</text:span><text:span text:style-name="T27">out</text:span><text:span text:style-name="T27">.</text:span><text:span text:style-name="T27">println</text:span><text:span text:style-name="T27">(</text:span><text:span text:style-name="T27">"What are you doin??"</text:span><text:span text:style-name="T27">);</text:span></text:p>
      <text:p text:style-name="P8"><text:span text:style-name="T27"><text:tab/><text:tab/><text:tab/></text:span><text:span text:style-name="T27">break</text:span><text:span text:style-name="T27">;</text:span></text:p>
      <text:p text:style-name="P8"><text:span text:style-name="T27"><text:tab/><text:tab/></text:span><text:span text:style-name="T27">case</text:span><text:span text:style-name="T27"> </text:span><text:span text:style-name="T27">9</text:span><text:span text:style-name="T27">:</text:span></text:p>
      <text:p text:style-name="P8"><text:span text:style-name="T27"><text:tab/><text:tab/><text:tab/></text:span><text:span text:style-name="T27">System</text:span><text:span text:style-name="T27">.</text:span><text:span text:style-name="T27">out</text:span><text:span text:style-name="T27">.</text:span><text:span text:style-name="T27">println</text:span><text:span text:style-name="T27">(</text:span><text:span text:style-name="T27">"I love nine"</text:span><text:span text:style-name="T27">);</text:span></text:p>
      <text:p text:style-name="P8"><text:span text:style-name="T27"><text:tab/><text:tab/><text:tab/></text:span><text:span text:style-name="T27">break</text:span><text:span text:style-name="T27">;</text:span></text:p>
      <text:p text:style-name="P8"><text:span text:style-name="T27"><text:tab/><text:tab/></text:span><text:span text:style-name="T27">case</text:span><text:span text:style-name="T27"> </text:span><text:span text:style-name="T27">10</text:span><text:span text:style-name="T27">:</text:span></text:p>
      <text:p text:style-name="P8"><text:span text:style-name="T27"><text:tab/><text:tab/><text:tab/></text:span><text:span text:style-name="T27">System</text:span><text:span text:style-name="T27">.</text:span><text:span text:style-name="T27">out</text:span><text:span text:style-name="T27">.</text:span><text:span text:style-name="T27">println</text:span><text:span text:style-name="T27">(</text:span><text:span text:style-name="T27">"and its a tennn"</text:span><text:span text:style-name="T27">);</text:span></text:p>
      <text:p text:style-name="P8"><text:span text:style-name="T27"><text:tab/><text:tab/><text:tab/></text:span><text:span text:style-name="T27">break</text:span><text:span text:style-name="T27">;</text:span></text:p>
      <text:p text:style-name="P8"><text:span text:style-name="T27"><text:tab/><text:tab/></text:span><text:span text:style-name="T27">default</text:span><text:span text:style-name="T27"> :</text:span></text:p>
      <text:p text:style-name="P8"><text:span text:style-name="T27"><text:tab/><text:tab/><text:tab/></text:span><text:span text:style-name="T27">System</text:span><text:span text:style-name="T27">.</text:span><text:span text:style-name="T27">out</text:span><text:span text:style-name="T27">.</text:span><text:span text:style-name="T27">println</text:span><text:span text:style-name="T27">(</text:span><text:span text:style-name="T27">"choose number from 1 to 10"</text:span><text:span text:style-name="T27">);</text:span></text:p>
      <text:p text:style-name="P8"><text:soft-page-break/><text:span text:style-name="T27"><text:tab/><text:tab/><text:tab/></text:span><text:span text:style-name="T27">break</text:span><text:span text:style-name="T27">;</text:span></text:p>
      <text:p text:style-name="P8"><text:span text:style-name="T27"><text:tab/><text:tab/>}</text:span></text:p>
      <text:p text:style-name="P8"><text:span text:style-name="T27"><text:tab/><text:tab/></text:span></text:p>
      <text:p text:style-name="P6"/>
      <text:p text:style-name="P5"><text:span text:style-name="T15"><text:tab/>}</text:span></text:p>
      <text:p text:style-name="P6"/>
      <text:p text:style-name="P5"><text:span text:style-name="T15">}</text:span></text:p>
      <text:p text:style-name="P1"/>
      <text:p text:style-name="P2">output:</text:p>
      <text:p text:style-name="P3"><text:span text:style-name="T25">6</text:span></text:p>
      <text:p text:style-name="P3"><text:span text:style-name="T25">surprise!!!!!</text:span></text:p>
      <text:p text:style-name="P3"><text:span text:style-name="T25"/></text:p>
      <text:p text:style-name="P3"><text:span text:style-name="T25">10</text:span></text:p>
      <text:p text:style-name="P3"><text:span text:style-name="T25">and its a tennn</text:span></text:p>
      <text:p text:style-name="P3"><text:span text:style-name="T25"/></text:p>
      <text:p text:style-name="P3"><text:span text:style-name="T25">13</text:span></text:p>
      <text:p text:style-name="P3"><text:span text:style-name="T25">choose number from 1 to 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7:12:07.493353434</meta:creation-date>
    <dc:date>2020-04-07T17:15:56.547582290</dc:date>
    <meta:editing-duration>PT3M50S</meta:editing-duration>
    <meta:editing-cycles>1</meta:editing-cycles>
    <meta:document-statistic meta:table-count="0" meta:image-count="0" meta:object-count="0" meta:page-count="2" meta:paragraph-count="59" meta:word-count="191" meta:character-count="1346" meta:non-whitespace-character-count="1105"/>
    <meta:generator>LibreOffice/6.0.7.3$Linux_X86_64 LibreOffice_project/00m0$Build-3</meta:generator>
  </office:meta>
</office:document-meta>
</file>